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099cm" fo:break-before="auto" style:use-optimal-row-height="true"/>
    </style:style>
    <style:style style:name="ro25" style:family="table-row">
      <style:table-row-properties style:row-height="0.961cm" fo:break-before="auto" style:use-optimal-row-height="true"/>
    </style:style>
    <style:style style:name="ro26" style:family="table-row">
      <style:table-row-properties style:row-height="0.623cm" fo:break-before="auto" style:use-optimal-row-height="true"/>
    </style:style>
    <style:style style:name="ro27" style:family="table-row">
      <style:table-row-properties style:row-height="0.792cm" fo:break-before="auto" style:use-optimal-row-height="true"/>
    </style:style>
    <style:style style:name="ro28"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1" style:family="table-cell" style:parent-style-name="Default" style:data-style-name="N112">
      <style:table-cell-properties fo:background-color="#ffff99"/>
      <style:text-properties fo:font-size="14pt" style:font-size-asian="14pt" style:font-size-complex="14pt"/>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3"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3"/>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1"/>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8" office:value-type="string">
            <text:p>https://www.sportsphysiouk.co.uk/2017/09/07/cpd-forearm-wrist-hand/</text:p>
          </table:table-cell>
          <table:table-cell table:style-name="ce19"/>
          <table:table-cell table:style-name="ce18"/>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2"/>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2"/>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14">
            <text:p>114</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5">
            <text:p>115</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16">
            <text:p>116</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7">
            <text:p>117</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8">
            <text:p>118</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19">
            <text:p>11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20">
            <text:p>12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1">
            <text:p>121</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3">
            <text:p>12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4">
            <text:p>12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5">
            <text:p>12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6">
            <text:p>126</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7">
            <text:p>127</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28">
            <text:p>128</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9">
            <text:p>129</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0">
            <text:p>130</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31">
            <text:p>13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32">
            <text:p>13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3">
            <text:p>133</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5">
            <text:p>135</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6">
            <text:p>136</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7">
            <text:p>137</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8">
            <text:p>138</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9">
            <text:p>139</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0">
            <text:p>140</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1">
            <text:p>141</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2">
            <text:p>142</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3">
            <text:p>143</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4">
            <text:p>144</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5">
            <text:p>14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6">
            <text:p>14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7">
            <text:p>14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8">
            <text:p>14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49">
            <text:p>14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0">
            <text:p>15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1">
            <text:p>15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2">
            <text:p>15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3">
            <text:p>15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4">
            <text:p>15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5">
            <text:p>15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6">
            <text:p>15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7">
            <text:p>15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8">
            <text:p>15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59">
            <text:p>15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0">
            <text:p>16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1">
            <text:p>16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2">
            <text:p>16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3">
            <text:p>16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4">
            <text:p>16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5">
            <text:p>16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6">
            <text:p>16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7">
            <text:p>16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8">
            <text:p>16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69">
            <text:p>16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0">
            <text:p>17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1">
            <text:p>17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2">
            <text:p>17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3">
            <text:p>17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4">
            <text:p>17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5">
            <text:p>17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6">
            <text:p>17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7">
            <text:p>17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8">
            <text:p>17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79">
            <text:p>17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80">
            <text:p>18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81">
            <text:p>18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82">
            <text:p>18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6">
          <table:table-cell table:number-columns-repeated="2" office:value-type="string">
            <text:p>*</text:p>
          </table:table-cell>
          <table:table-cell table:style-name="ce7" table:formula="of:=NOW()" office:value-type="date" office:date-value="2022-02-16T11:29:52.11">
            <text:p>0216 <text:s/>1129</text:p>
          </table:table-cell>
          <table:table-cell table:number-columns-repeated="5" office:value-type="string">
            <text:p>*</text:p>
          </table:table-cell>
          <table:table-cell table:style-name="ce7" table:formula="of:=NOW()" office:value-type="date" office:date-value="2022-02-16T11:29:52.11">
            <text:p>0216 <text:s/>1129</text:p>
          </table:table-cell>
          <table:table-cell table:style-name="ce7" table:formula="of:=NOW()" office:value-type="date" office:date-value="2022-02-16T11:29:52.11">
            <text:p>0216 <text:s/>1129</text:p>
          </table:table-cell>
          <table:table-cell table:number-columns-repeated="2" table:style-name="ce7" office:value-type="string">
            <text:p>*</text:p>
          </table:table-cell>
          <table:table-cell table:style-name="ce7" table:formula="of:=NOW()" office:value-type="date" office:date-value="2022-02-16T11:29:52.11">
            <text:p>0216 <text:s/>1129</text:p>
          </table:table-cell>
          <table:table-cell table:style-name="ce7" office:value-type="string">
            <text:p>*</text:p>
          </table:table-cell>
          <table:table-cell table:number-columns-repeated="1010"/>
        </table:table-row>
        <table:table-row table:style-name="ro27">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1">
          <table:table-cell table:number-columns-repeated="3"/>
          <table:table-cell table:style-name="ce7" table:formula="of:=NOW()" office:value-type="date" office:date-value="2022-02-16T11:29:52.11">
            <text:p>0216 <text:s/>1129</text:p>
          </table:table-cell>
          <table:table-cell table:style-name="ce7" table:formula="of:=NOW()" office:value-type="date" office:date-value="2022-02-16T11:29:52.11">
            <text:p>0216 <text:s/>1129</text:p>
          </table:table-cell>
          <table:table-cell table:style-name="ce8" table:number-columns-repeated="2"/>
          <table:table-cell table:number-columns-repeated="5"/>
          <table:table-cell table:style-name="ce22"/>
          <table:table-cell table:number-columns-repeated="1011"/>
        </table:table-row>
        <table:table-row table:style-name="ro1">
          <table:table-cell/>
          <table:table-cell table:style-name="Default"/>
          <table:table-cell table:number-columns-repeated="10"/>
          <table:table-cell table:style-name="ce22"/>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2"/>
          <table:table-cell table:number-columns-repeated="1011"/>
        </table:table-row>
        <table:table-row table:style-name="ro1" table:number-rows-repeated="2">
          <table:table-cell table:number-columns-repeated="12"/>
          <table:table-cell table:style-name="ce22"/>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2"/>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2"/>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2"/>
          <table:table-cell table:number-columns-repeated="1011"/>
        </table:table-row>
        <table:table-row table:style-name="ro1">
          <table:table-cell table:number-columns-repeated="12"/>
          <table:table-cell table:style-name="ce22"/>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2"/>
          <table:table-cell table:number-columns-repeated="1011"/>
        </table:table-row>
        <table:table-row table:style-name="ro28">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number-rows-repeated="31">
          <table:table-cell table:number-columns-repeated="12"/>
          <table:table-cell table:style-name="ce22"/>
          <table:table-cell table:number-columns-repeated="1011"/>
        </table:table-row>
        <table:table-row table:style-name="ro1" table:number-rows-repeated="104834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6">2022/02/16</text:date>, <text:time>11:29:4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6T11:29:48.26</dc:date>
    <dc:creator>iwabuchi ken</dc:creator>
    <meta:editing-duration>P13DT8H11M42S</meta:editing-duration>
    <meta:editing-cycles>1874</meta:editing-cycles>
    <meta:generator>OpenOffice/4.1.3$Win32 OpenOffice.org_project/413m1$Build-9783</meta:generator>
    <meta:document-statistic meta:table-count="1" meta:cell-count="767" meta:object-count="0"/>
  </office:meta>
</office:document-meta>
</file>